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98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number-columns-repeated="2"/>
          <table:table-cell office:value-type="string" calcext:value-type="string">
            <text:p>Notre Dame</text:p>
          </table:table-cell>
          <table:table-cell/>
        </table:table-row>
        <table:table-row table:style-name="ro1">
          <table:table-cell office:value-type="string" calcext:value-type="string">
            <text:p>Gobee.bike</text:p>
          </table:table-cell>
          <table:table-cell table:formula="of:=&quot;http://aws.gobee.bike/GobeeBike/bikes/near_bikes?accuracy=&quot;&amp;[.$E$4]&amp;&quot;&amp;lat=&quot;&amp;[.$E$2]&amp;&quot;&amp;lng=&quot;&amp;[.$E$3]" office:value-type="string" office:string-value="http://aws.gobee.bike/GobeeBike/bikes/near_bikes?accuracy=20&amp;lat=48.853&amp;lng=2.35" calcext:value-type="string">
            <text:p>http://aws.gobee.bike/GobeeBike/bikes/near_bikes?accuracy=20&amp;lat=48.853&amp;lng=2.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titude</text:p>
          </table:table-cell>
          <table:table-cell office:value-type="float" office:value="48.853" calcext:value-type="float">
            <text:p>48.853</text:p>
          </table:table-cell>
        </table:table-row>
        <table:table-row table:style-name="ro1">
          <table:table-cell office:value-type="string" calcext:value-type="string">
            <text:p>OFO</text:p>
          </table:table-cell>
          <table:table-cell table:number-columns-repeated="2"/>
          <table:table-cell office:value-type="string" calcext:value-type="string">
            <text:p>Longitude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oBike</text:p>
          </table:table-cell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Véli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ik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5:46:50.910672632</meta:creation-date>
    <meta:generator>LibreOffice/5.1.6.2$Linux_X86_64 LibreOffice_project/10m0$Build-2</meta:generator>
    <dc:date>2018-01-09T17:57:01.447391030</dc:date>
    <meta:editing-duration>PT1H39M27S</meta:editing-duration>
    <meta:editing-cycles>1</meta:editing-cycles>
    <meta:document-statistic meta:table-count="1" meta:cell-count="15" meta:object-count="0"/>
  </office:meta>
</office:document-meta>
</file>